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2">
      <style:paragraph-properties fo:text-align="start" style:justify-single-word="false"/>
    </style:style>
    <style:style style:name="P4" style:family="paragraph" style:parent-style-name="Standard" style:list-style-name="L3">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ram, Matthew, Stew, Tony <text:span text:style-name="T1">(needs revision)</text:span></text:p>
      <text:p text:style-name="P2"/>
      <text:p text:style-name="P5">Purpose </text:p>
      <text:p text:style-name="P2"/>
      <text:p text:style-name="P2">This document includes both the Requirement Analysis Document and System Design Specification of the prototype for VSO website. Only a portion of the website(Purchasing ticket/subscription) is being redesigned and prototyped, user should not expect a full implementation of the website's functionality.</text:p>
      <text:p text:style-name="P5"/>
      <text:p text:style-name="P2"><text:span text:style-name="T2">Introduction</text:span></text:p>
      <text:p text:style-name="P2"/>
      <text:p text:style-name="P2">This document describes the design process and prototype specification of the newly designed ticket-purchasing section of the VSO website. It includes the following sections:</text:p>
      <text:list xml:id="list1007813676167708534" text:style-name="L2">
        <text:list-item>
          <text:p text:style-name="P3">Prototype design Approach and Goals</text:p>
        </text:list-item>
        <text:list-item>
          <text:p text:style-name="P3">Prototype analysis and design</text:p>
        </text:list-item>
        <text:list-item>
          <text:p text:style-name="P3">Executable system requirement specification</text:p>
        </text:list-item>
        <text:list-item>
          <text:p text:style-name="P3">Executable use-cases</text:p>
        </text:list-item>
        <text:list-item>
          <text:p text:style-name="P3">Executable object analysis and design</text:p>
        </text:list-item>
        <text:list-item>
          <text:p text:style-name="P3">Deliverable user manual/documentation</text:p>
        </text:list-item>
      </text:list>
      <text:p text:style-name="P2"/>
      <text:p text:style-name="P2"><text:span text:style-name="T2">I. Prototype Design Goal</text:span> <text:span text:style-name="T1">(each bullet point needs to be BSed a lot further)</text:span></text:p>
      <text:list xml:id="list8133092057100193001" text:style-name="L3">
        <text:list-item>
          <text:p text:style-name="P4">Minimalism Design</text:p>
        </text:list-item>
        <text:list-item>
          <text:p text:style-name="P4">Eliminate potential user errors/confusions</text:p>
        </text:list-item>
        <text:list-item>
          <text:p text:style-name="P4">Avoid skeuomorphism as much as possible. Employ <text:s/>flat design as much as needed.</text:p>
        </text:list-item>
        <text:list-item>
          <text:p text:style-name="P4">Avoid alternation to the colour scheme and typography style of the original VSO site, maintain a unified DNA with the original website.</text:p>
        </text:list-item>
      </text:list>
      <text:p text:style-name="P2"/>
      <text:p text:style-name="P2"/>
      <text:p text:style-name="P5">II. Prototype analysis and design</text:p>
      <text:p text:style-name="P6">(stew, this is basically your analysis/critiques re-worded. Plus the description of the design/design-process you came up with using Pencil)</text:p>
      <text:p text:style-name="P6"/>
      <text:p text:style-name="P6"/>
      <text:p text:style-name="P6"/>
      <text:p text:style-name="P8">III. Executable system requirement specification <text:span text:style-name="T3">(needs more paragraphs explaining each NFR)</text:span></text:p>
      <text:p text:style-name="P7"/>
      <text:p text:style-name="P7"><text:tab/>This system provides the users a graphic user interface that represents the newly designed prototype. It thoroughly presents the user an prototype interface in which the user could interact with. It also has basic web browsing elements, such as back, forward, refresh functionality, which provides more realistic usability experience and accurate user feedback.</text:p>
      <text:p text:style-name="P7"/>
      <text:p text:style-name="P7">IV. Executable use-ca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宋体"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VSO Prototype Specification and Design Document <text:span text:style-name="MT1">(the entire document needs formatt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0T19:55:17.58</meta:creation-date>
    <dc:date>2013-02-10T20:38:41.23</dc:date>
    <meta:editing-duration>PT26M1S</meta:editing-duration>
    <meta:editing-cycles>2</meta:editing-cycles>
    <meta:generator>OpenOffice.org/3.4.1$Win32 OpenOffice.org_project/341m1$Build-9593</meta:generator>
    <meta:document-statistic meta:table-count="0" meta:image-count="0" meta:object-count="0" meta:page-count="1" meta:paragraph-count="22" meta:word-count="263" meta:character-count="1840"/>
  </office:meta>
</office:document-meta>
</file>